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Typewriter Text" svg:font-family="'CMU Typewriter Text'" style:font-adornments="Bold" style:font-family-generic="modern" style:font-pitch="variable"/>
    <style:font-face style:name="DejaVu Sans" svg:font-family="'DejaVu Sans'" style:font-family-generic="system" style:font-pitch="variable"/>
    <style:font-face style:name="Latin Modern Math" svg:font-family="'Latin Modern Math'" style:font-pitch="variable"/>
    <style:font-face style:name="Latin Modern Math1" svg:font-family="'Latin Modern Math'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000000" draw:marker-start-width="0.28cm" draw:marker-end-width="0.15cm" draw:fill="none" draw:fill-color="#ffffff" fo:min-height="0.616cm"/>
    </style:style>
    <style:style style:name="gr2" style:family="graphic" style:parent-style-name="standard">
      <style:graphic-properties draw:stroke="none" svg:stroke-width="0.05cm" svg:stroke-color="#000000" draw:marker-start-width="0.28cm" draw:marker-end-width="0.15cm" draw:fill="none" draw:fill-color="#ffffff" fo:min-height="0.242cm"/>
      <style:paragraph-properties style:writing-mode="lr-tb"/>
    </style:style>
    <style:style style:name="gr3" style:family="graphic" style:parent-style-name="standard">
      <style:graphic-properties svg:stroke-width="0.05cm" draw:marker-start-width="0.28cm" draw:marker-end-width="0.15cm" draw:textarea-horizontal-align="justify" draw:textarea-vertical-align="middle" draw:auto-grow-height="false" fo:min-height="0.267cm" fo:min-width="0.053cm" fo:padding-top="0.14cm" fo:padding-bottom="0.14cm" fo:padding-left="0.265cm" fo:padding-right="0.265cm"/>
    </style:style>
    <style:style style:name="gr4" style:family="graphic" style:parent-style-name="standard">
      <style:graphic-properties svg:stroke-width="0.05cm" draw:marker-start-width="0.28cm" draw:marker-end-width="0.15cm" draw:textarea-horizontal-align="justify" draw:textarea-vertical-align="middle" draw:auto-grow-height="false" fo:min-height="0.267cm" fo:min-width="0.052cm" fo:padding-top="0.14cm" fo:padding-bottom="0.14cm" fo:padding-left="0.265cm" fo:padding-right="0.265cm"/>
    </style:style>
    <style:style style:name="gr5" style:family="graphic" style:parent-style-name="standard">
      <style:graphic-properties svg:stroke-width="0.05cm" draw:marker-start-width="0.28cm" draw:marker-end-width="0.15cm" draw:fill="solid" draw:fill-color="#eeeeee" draw:textarea-horizontal-align="justify" draw:textarea-vertical-align="middle" draw:auto-grow-height="false" fo:min-height="0.267cm" fo:min-width="0.053cm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width="0.05cm" svg:stroke-color="#000000" draw:marker-start-width="0.28cm" draw:marker-end-width="0.15cm" draw:fill="none" draw:fill-color="#ffffff" fo:min-height="0.297cm"/>
      <style:paragraph-properties style:writing-mode="lr-tb"/>
    </style:style>
    <style:style style:name="gr7" style:family="graphic" style:parent-style-name="objectwithoutfill">
      <style:graphic-properties svg:stroke-width="0.05cm" draw:marker-start-width="0.28cm" draw:marker-end="Arrowheads_20_1" draw:marker-end-width="0.15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eeeeee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364cm" svg:height="1.187cm" svg:x="4.279cm" svg:y="0.335cm">
          <draw:text-box>
            <text:p/>
          </draw:text-box>
        </draw:frame>
        <draw:frame draw:style-name="gr2" draw:text-style-name="P1" xml:id="id1" draw:id="id1" draw:layer="layout" svg:width="0.546cm" svg:height="0.598cm" svg:x="2.786cm" svg:y="0.153cm">
          <draw:text-box>
            <text:p>x</text:p>
          </draw:text-box>
        </draw:frame>
        <draw:custom-shape draw:style-name="gr3" draw:text-style-name="P2" draw:layer="layout" svg:width="0.583cm" svg:height="0.547cm" svg:x="0.127cm" svg:y="1.0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82cm" svg:height="0.547cm" svg:x="0.71cm" svg:y="1.0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83cm" svg:height="0.547cm" svg:x="1.292cm" svg:y="1.0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83cm" svg:height="0.547cm" svg:x="1.875cm" svg:y="1.0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83cm" svg:height="0.547cm" svg:x="2.458cm" svg:y="1.0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82cm" svg:height="0.547cm" svg:x="3.041cm" svg:y="1.02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83cm" svg:height="0.547cm" svg:x="3.623cm" svg:y="1.028cm">
          <text:p/>
          <draw:enhanced-geometry svg:viewBox="0 0 21600 21600" draw:type="rectangle" draw:enhanced-path="M 0 0 L 21600 0 21600 21600 0 21600 0 0 Z N"/>
        </draw:custom-shape>
        <draw:frame draw:style-name="gr6" draw:text-style-name="P1" xml:id="id2" draw:id="id2" draw:layer="layout" svg:width="0.547cm" svg:height="0.598cm" svg:x="3.623cm" svg:y="1.028cm">
          <draw:text-box>
            <text:p>1</text:p>
          </draw:text-box>
        </draw:frame>
        <draw:custom-shape draw:style-name="gr3" draw:text-style-name="P2" draw:layer="layout" svg:width="0.583cm" svg:height="0.547cm" svg:x="4.206cm" svg:y="1.0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82cm" svg:height="0.547cm" svg:x="4.789cm" svg:y="1.0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83cm" svg:height="0.547cm" svg:x="5.371cm" svg:y="1.0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83cm" svg:height="0.547cm" svg:x="5.954cm" svg:y="1.0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82cm" svg:height="0.547cm" svg:x="6.537cm" svg:y="1.0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83cm" svg:height="0.547cm" svg:x="7.119cm" svg:y="1.0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83cm" svg:height="0.547cm" svg:x="7.702cm" svg:y="1.0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83cm" svg:height="0.547cm" svg:x="8.285cm" svg:y="1.0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82cm" svg:height="0.547cm" svg:x="8.868cm" svg:y="1.0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83cm" svg:height="0.547cm" svg:x="9.45cm" svg:y="1.028cm">
          <text:p/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curve" svg:x1="3.332cm" svg:y1="0.452cm" svg:x2="3.896cm" svg:y2="1.028cm" draw:start-shape="id1" draw:start-glue-point="1" draw:end-shape="id2" draw:end-glue-point="0" svg:d="M3332 452c376 0 564 192 564 576" svg:viewBox="0 0 565 57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Typewriter Text" svg:font-family="'CMU Typewriter Text'" style:font-adornments="Bold" style:font-family-generic="modern" style:font-pitch="variable"/>
    <style:font-face style:name="DejaVu Sans" svg:font-family="'DejaVu Sans'" style:font-family-generic="system" style:font-pitch="variable"/>
    <style:font-face style:name="Latin Modern Math" svg:font-family="'Latin Modern Math'" style:font-pitch="variable"/>
    <style:font-face style:name="Latin Modern Math1" svg:font-family="'Latin Modern Math'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2cm" svg:stroke-color="#3465a4" draw:marker-start-width="0.23cm" draw:marker-start-center="false" draw:marker-end-width="0.23cm" draw:marker-end-center="false" draw:fill="solid" draw:fill-color="#f8f8f8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MU Typewriter Text" fo:font-family="'CMU Typewriter Text'" style:font-style-name="Bold" style:font-family-generic="modern" style:font-pitch="variable" fo:font-size="9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16cm" fo:page-height="1.7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3T10:41:42.034995834</meta:creation-date>
    <dc:date>2024-12-12T15:56:44.760230764</dc:date>
    <meta:editing-duration>PT21M44S</meta:editing-duration>
    <meta:editing-cycles>9</meta:editing-cycles>
    <meta:generator>LibreOffice/7.3.7.2$Linux_X86_64 LibreOffice_project/30$Build-2</meta:generator>
    <meta:document-statistic meta:object-count="21"/>
  </office:meta>
</office:document-meta>
</file>